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12cm" fo:min-width="2.817cm"/>
    </style:style>
    <style:style style:name="gr2" style:family="graphic" style:parent-style-name="standard">
      <style:graphic-properties draw:textarea-horizontal-align="justify" draw:textarea-vertical-align="middle" draw:auto-grow-height="false" fo:min-height="0.049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8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4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0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919cm" svg:height="1.004cm" draw:transform="rotate (-1.55334303427495) translate (6.474cm 2.861cm)">
          <draw:glue-point draw:id="8" svg:x="4.191cm" svg:y="-3.5cm"/>
          <draw:glue-point draw:id="9" svg:x="4.516cm" svg:y="-2.412cm"/>
          <draw:glue-point draw:id="10" svg:x="4.516cm" svg:y="-1.324cm"/>
          <draw:glue-point draw:id="11" svg:x="4.841cm" svg:y="1.032cm"/>
          <draw:glue-point draw:id="12" svg:x="4.841cm" svg:y="2.181cm"/>
          <draw:glue-point draw:id="13" svg:x="4.841cm" svg:y="3.328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1" draw:id="id1" draw:layer="layout" svg:width="0.897cm" svg:height="0.897cm" draw:transform="rotate (-1.5707963267949) translate (2.086cm 5.3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2.086cm" svg:y1="5.812cm" svg:x2="5.522cm" svg:y2="5.837cm" draw:start-shape="id1" draw:start-glue-point="4" draw:end-shape="id2" draw:end-glue-point="5" svg:d="M2086 5812h1704v25h1732" svg:viewBox="0 0 3437 26">
          <text:p/>
        </draw:connector>
        <draw:connector draw:style-name="gr3" draw:text-style-name="P1" draw:layer="layout" svg:x1="6.486cm" svg:y1="3.752cm" svg:x2="16.963cm" svg:y2="3.751cm" draw:start-shape="id2" draw:start-glue-point="8" svg:d="M6486 3752h5535v-1h4942" svg:viewBox="0 0 10478 2">
          <text:p/>
        </draw:connector>
        <draw:frame draw:style-name="gr4" draw:text-style-name="P2" draw:layer="layout" svg:width="3.076cm" svg:height="0.954cm" svg:x="0.858cm" svg:y="3.966cm">
          <draw:text-box>
            <text:p>Addr[9:0]</text:p>
          </draw:text-box>
        </draw:frame>
        <draw:frame draw:style-name="gr5" draw:text-style-name="P2" draw:layer="layout" svg:width="2.475cm" svg:height="0.954cm" svg:x="17.215cm" svg:y="3.213cm">
          <draw:text-box>
            <text:p>Row[0]</text:p>
          </draw:text-box>
        </draw:frame>
        <draw:connector draw:style-name="gr3" draw:text-style-name="P1" draw:layer="layout" svg:x1="6.487cm" svg:y1="4.453cm" svg:x2="16.964cm" svg:y2="4.452cm" svg:d="M6487 4453h5535v-1h4942" svg:viewBox="0 0 10478 2">
          <text:p/>
        </draw:connector>
        <draw:connector draw:style-name="gr3" draw:text-style-name="P1" draw:layer="layout" svg:x1="6.487cm" svg:y1="7.853cm" svg:x2="16.964cm" svg:y2="7.852cm" svg:d="M6487 7853h5535v-1h4942" svg:viewBox="0 0 10478 2">
          <text:p/>
        </draw:connector>
        <draw:connector draw:style-name="gr3" draw:text-style-name="P1" draw:layer="layout" svg:x1="8.045cm" svg:y1="10.81cm" svg:x2="8.045cm" svg:y2="2.631cm" svg:d="M8045 10810v-8179" svg:viewBox="0 0 1 8180">
          <text:p/>
        </draw:connector>
        <draw:connector draw:style-name="gr3" draw:text-style-name="P1" draw:layer="layout" svg:x1="15.945cm" svg:y1="10.811cm" svg:x2="15.945cm" svg:y2="2.632cm" svg:d="M15945 10811v-8179" svg:viewBox="0 0 1 8180">
          <text:p/>
        </draw:connector>
        <draw:connector draw:style-name="gr3" draw:text-style-name="P1" draw:layer="layout" svg:x1="13.645cm" svg:y1="10.811cm" svg:x2="13.645cm" svg:y2="2.632cm" svg:d="M13645 10811v-8179" svg:viewBox="0 0 1 8180">
          <text:p/>
        </draw:connector>
        <draw:frame draw:style-name="gr5" draw:text-style-name="P2" draw:layer="layout" svg:width="2.475cm" svg:height="0.954cm" svg:x="17.216cm" svg:y="4.013cm">
          <draw:text-box>
            <text:p>Row[1]</text:p>
          </draw:text-box>
        </draw:frame>
        <draw:frame draw:style-name="gr6" draw:text-style-name="P2" draw:layer="layout" svg:width="3.529cm" svg:height="0.954cm" svg:x="17.216cm" svg:y="7.313cm">
          <draw:text-box>
            <text:p>Row[1023]</text:p>
          </draw:text-box>
        </draw:frame>
        <draw:frame draw:style-name="gr7" draw:text-style-name="P2" draw:layer="layout" svg:width="3.389cm" svg:height="0.954cm" svg:x="11.816cm" svg:y="11.013cm">
          <draw:text-box>
            <text:p>Column[1]</text:p>
          </draw:text-box>
        </draw:frame>
        <draw:frame draw:style-name="gr8" draw:text-style-name="P2" draw:layer="layout" svg:width="3.741cm" svg:height="0.954cm" svg:x="6.317cm" svg:y="11.013cm">
          <draw:text-box>
            <text:p>Column[15]</text:p>
          </draw:text-box>
        </draw:frame>
        <draw:frame draw:style-name="gr7" draw:text-style-name="P2" draw:layer="layout" svg:width="3.389cm" svg:height="0.954cm" svg:x="15.117cm" svg:y="11.013cm">
          <draw:text-box>
            <text:p>Column[0]</text:p>
          </draw:text-box>
        </draw:frame>
        <draw:polyline draw:style-name="gr9" draw:text-style-name="P3" draw:layer="layout" svg:width="1.685cm" svg:height="0.25cm" draw:transform="rotate (-1.5707963267949) translate (8.041cm 1.105cm)" svg:viewBox="0 0 1686 251" draw:points="0,0 645,0 645,251 1148,251 1148,0 1686,0">
          <text:p/>
        </draw:polyline>
        <draw:custom-shape draw:style-name="gr10" draw:text-style-name="P4" draw:layer="layout" svg:width="0.251cm" svg:height="0.267cm" svg:x="7.539cm" svg:y="1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3" draw:layer="layout" svg:width="1.685cm" svg:height="0.25cm" draw:transform="rotate (-1.5707963267949) translate (13.641cm 1.105cm)" svg:viewBox="0 0 1686 251" draw:points="0,0 645,0 645,251 1148,251 1148,0 1686,0">
          <text:p/>
        </draw:polyline>
        <draw:custom-shape draw:style-name="gr10" draw:text-style-name="P4" draw:layer="layout" svg:width="0.251cm" svg:height="0.267cm" svg:x="13.139cm" svg:y="1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3" draw:layer="layout" svg:width="1.685cm" svg:height="0.25cm" draw:transform="rotate (-1.5707963267949) translate (15.941cm 1.105cm)" svg:viewBox="0 0 1686 251" draw:points="0,0 645,0 645,251 1148,251 1148,0 1686,0">
          <text:p/>
        </draw:polyline>
        <draw:custom-shape draw:style-name="gr10" draw:text-style-name="P4" draw:layer="layout" svg:width="0.251cm" svg:height="0.267cm" svg:x="15.439cm" svg:y="1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87cm" svg:y1="1.153cm" svg:x2="16.964cm" svg:y2="1.152cm" svg:d="M6487 1153h5535v-1h4942" svg:viewBox="0 0 10478 2">
          <text:p/>
        </draw:connector>
        <draw:frame draw:style-name="gr11" draw:text-style-name="P2" draw:layer="layout" svg:width="2.011cm" svg:height="0.954cm" svg:x="9.877cm" svg:y="0.205cm">
          <draw:text-box>
            <text:p>VDD</text:p>
          </draw:text-box>
        </draw:frame>
        <draw:frame draw:style-name="gr6" draw:text-style-name="P2" draw:layer="layout" svg:width="3.529cm" svg:height="0.954cm" svg:x="9.207cm" svg:y="5.629cm">
          <draw:text-box>
            <text:p>Crosspoint</text:p>
          </draw:text-box>
        </draw:frame>
        <draw:line draw:style-name="gr12" draw:text-style-name="P3" draw:layer="layout" svg:x1="12.541cm" svg:y1="5.655cm" svg:x2="13.493cm" svg:y2="4.57cm">
          <text:p/>
        </draw:line>
        <draw:line draw:style-name="gr13" draw:text-style-name="P3" draw:layer="layout" svg:x1="7.276cm" svg:y1="4.596cm" svg:x2="7.302cm" svg:y2="7.613cm">
          <text:p/>
        </draw:line>
        <draw:line draw:style-name="gr9" draw:text-style-name="P3" draw:layer="layout" svg:x1="15.436cm" svg:y1="2.003cm" svg:x2="6.513cm" svg:y2="1.971cm">
          <text:p/>
        </draw:line>
        <draw:frame draw:style-name="gr11" draw:text-style-name="P2" draw:layer="layout" svg:width="2.011cm" svg:height="0.954cm" svg:x="4.778cm" svg:y="1.505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1:11:28.037858913</meta:creation-date>
    <dc:date>2019-01-14T20:15:25.541212888</dc:date>
    <meta:editing-duration>PT10M8S</meta:editing-duration>
    <meta:editing-cycles>2</meta:editing-cycles>
    <meta:generator>LibreOffice/5.3.6.1$Linux_X86_64 LibreOffice_project/30$Build-1</meta:generator>
    <meta:document-statistic meta:object-count="29"/>
  </office:meta>
</office:document-meta>
</file>